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office:version="1.2">
  <office:body>
    <office:text>
      <text:h text:style-name="Heading1" text:outline-level="1">Markdown Test</text:h>
      <text:p text:style-name="Standard"/>
      <text:p text:style-name="Standard">This is a paragraph.</text:p>
      <text:p text:style-name="Standard"/>
      <text:p text:style-name="Standard">  • Item 1</text:p>
      <text:p text:style-name="Standard">  • Item 2</text:p>
      <text:p text:style-name="Standard"/>
      <text:p text:style-name="Standard">────────────────────────────────────────</text:p>
      <text:p text:style-name="Standard"/>
      <text:p text:style-name="Standard">  1. First</text:p>
      <text:p text:style-name="Standard">  2. Seco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Standard" style:family="paragraph"/>
    <style:style style:name="Heading1" style:family="paragraph">
      <style:text-properties fo:font-size="24pt" fo:font-weight="bold"/>
    </style:style>
    <style:style style:name="Heading2" style:family="paragraph">
      <style:text-properties fo:font-size="18pt" fo:font-weight="bold"/>
    </style:style>
    <style:style style:name="Heading3" style:family="paragraph">
      <style:text-properties fo:font-size="14pt" fo:font-weight="bold"/>
    </style:style>
  </office:styles>
</office:document-styles>
</file>